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Verdana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3.203cm"/>
    </style:style>
    <style:style style:name="Tabella4.B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/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" text:fixed="true">07/08/13</text:date></text:span><text:span text:style-name="MT1"> </text:span><text:span text:style-name="MT1"><text:time style:data-style-name="N43" text:time-value="2013-07-08T17:47:22.98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26T17:03:25</dc:date>
    <meta:editing-duration>P1DT16H28M50S</meta:editing-duration>
    <meta:editing-cycles>258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3" meta:word-count="11" meta:character-count="62" meta:non-whitespace-character-count="53"/>
    <meta:user-defined meta:name="Info 1"/>
    <meta:user-defined meta:name="Info 2"/>
    <meta:user-defined meta:name="Info 3"/>
    <meta:user-defined meta:name="Info 4"/>
  </office:meta>
</office:document-meta>
</file>